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4654" calcext:value-type="float">
            <text:p>46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2"/>
          <table:table-cell office:value-type="string" calcext:value-type="string">
            <text:p>medium (cuts; often obvious quantifier instantiatio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0000-00-00T00:00:01.797621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30T13:44:39.180830178</dc:date>
    <dc:creator>Daniel Bruns</dc:creator>
    <meta:editing-duration>P1DT1H36M22S</meta:editing-duration>
    <meta:editing-cycles>26</meta:editing-cycles>
    <meta:generator>LibreOffice/4.1.3.2$Linux_X86_64 LibreOffice_project/410m0$Build-2</meta:generator>
    <meta:document-statistic meta:table-count="1" meta:cell-count="119" meta:object-count="0"/>
  </office:meta>
</office:document-meta>
</file>